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6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tellox<text:a xlink:href="https://exist.ua/stellox-brand/sajlentblok-rychaga-podveski-77-01031-sx-28473573/" xlink:type="simple">77-01031-SX</text:a>Сайлентбло к заднего рычага </text:p>
          </table:table-cell>
          <table:table-cell office:value-type="string" calcext:value-type="string">
            <text:p>поперечній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style-name="ce3" office:value-type="string" calcext:value-type="string">
            <text:p>CTR CRMZ51 рульова тяга 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реалавто</text:p>
          </table:table-cell>
        </table:table-row>
        <table:table-row table:style-name="ro1">
          <table:table-cell office:value-type="string" calcext:value-type="string">
            <text:p>в ф 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string" calcext:value-type="string">
            <text:p>в ф</text:p>
          </table:table-cell>
          <table:table-cell table:number-columns-repeated="2"/>
          <table:table-cell table:style-name="ce1" office:value-type="string" calcext:value-type="string">
            <text:p><text:a xlink:href="http://www.real-avto.com.ua/uk/products/ctr-cemz54/" xlink:type="simple">CTR CEMZ54</text:a>  наконечник рулевой тяги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м ф 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string" calcext:value-type="string">
            <text:p>м ф </text:p>
          </table:table-cell>
          <table:table-cell table:number-columns-repeated="2"/>
          <table:table-cell table:style-name="ce3" office:value-type="string" calcext:value-type="string">
            <text:p>STARLINE LO23229 подшипник ступицы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https://japan-motors.com.ua</text:p>
          </table:table-cell>
        </table:table-row>
        <table:table-row table:style-name="ro2">
          <table:table-cell office:value-type="string" calcext:value-type="string">
            <text:p>с ф </text:p>
          </table:table-cell>
          <table:table-cell office:value-type="float" office:value="203" calcext:value-type="float">
            <text:p>203</text:p>
          </table:table-cell>
          <table:table-cell table:number-columns-repeated="5"/>
          <table:table-cell table:style-name="ce1" office:value-type="string" calcext:value-type="string">
            <text:p><text:a xlink:href="http://www.real-avto.com.ua/uk/products/mazda-lf0111310/" xlink:type="simple">MAZDA LF01-11-310</text:a> сальник заднего коленвала</text:p>
          </table:table-cell>
          <table:table-cell office:value-type="float" office:value="1890" calcext:value-type="float">
            <text:p>1890</text:p>
          </table:table-cell>
          <table:table-cell/>
        </table:table-row>
        <table:table-row table:style-name="ro3">
          <table:table-cell office:value-type="string" calcext:value-type="string">
            <text:p>шайба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-3шт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масло </text:p>
          </table:table-cell>
          <table:table-cell office:value-type="float" office:value="2549" calcext:value-type="float">
            <text:p>2549</text:p>
          </table:table-cell>
          <table:table-cell table:style-name="ce1" office:value-type="string" calcext:value-type="string">
            <text:p><text:a xlink:href="https://exist.ua/mazda-brand/maslo-motornoe-mazda-original-oil-ultra-5w-30-5-l-0530-05-tfe-22594892/" xlink:type="simple">0530-05-TFE</text:a> </text:p>
          </table:table-cell>
          <table:table-cell table:style-name="ce1" office:value-type="string" calcext:value-type="string">
            <text:p><text:a xlink:href="https://exist.ua/mazda-brand/maslo-motornoe-mazda-original-oil-ultra-5w-30-1-l-0530-01-tfe-22529947/" xlink:type="simple">0530-01-TFE</text:a>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сайлент блоки задних серпообразніх річагоа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4шт</text:p>
          </table:table-cell>
          <table:table-cell table:number-columns-repeated="6"/>
          <table:table-cell office:value-type="string" calcext:value-type="string">
            <text:p>jpoint</text:p>
          </table:table-cell>
        </table:table-row>
        <table:table-row table:style-name="ro3">
          <table:table-cell table:style-name="ce3" office:value-type="string" calcext:value-type="string">
            <text:p><text:a xlink:href="http://www.real-avto.com.ua/uk/products/yamato-I53049YMT/" xlink:type="simple">I53049YMT</text:a> </text:p>
          </table:table-cell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кольца копролоновые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втулки стаб передние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болты развалочные гайки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продольные тяги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GE8K-28-200A (прав)</text:p>
          </table:table-cell>
          <table:table-cell office:value-type="string" calcext:value-type="string">
            <text:p>GE8K-28-250A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GE4t-28-200A (прав)</text:p>
          </table:table-cell>
          <table:table-cell office:value-type="string" calcext:value-type="string">
            <text:p>GE4t-28-250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02:10:55.54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30T02:18:44.897000000</dc:date>
    <meta:editing-duration>PT1H39M50S</meta:editing-duration>
    <meta:editing-cycles>4</meta:editing-cycles>
    <meta:generator>LibreOffice/7.3.3.2$Windows_X86_64 LibreOffice_project/d1d0ea68f081ee2800a922cac8f79445e4603348</meta:generator>
    <meta:document-statistic meta:table-count="1" meta:cell-count="44" meta:object-count="0"/>
  </office:meta>
</office:document-meta>
</file>